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cm" svg:height="2.6cm" svg:x="2.426cm" svg:y="2.896cm">
          <text:p text:style-name="P1"><text:span text:style-name="T1">Packet</text:span></text:p>
          <text:p text:style-name="P1"><text:span text:style-name="T1">Received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2.7cm" svg:height="2.6cm" svg:x="11.5cm" svg:y="2.896cm">
          <text:p text:style-name="P1"><text:span text:style-name="T1">Data</text:span></text:p>
          <text:p text:style-name="P1"><text:span text:style-name="T1">Pack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" draw:id="id3" draw:layer="layout" svg:width="2.7cm" svg:height="2.6cm" svg:x="11.5cm" svg:y="6.396cm">
          <text:p text:style-name="P1"><text:span text:style-name="T1">NA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2.7cm" svg:height="2.6cm" svg:x="15.3cm" svg:y="6.396cm">
          <text:p text:style-name="P1"><text:span text:style-name="T1">&gt;3</text:span></text:p>
          <text:p text:style-name="P1"><text:span text:style-name="T1">retri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2.7cm" svg:height="2.6cm" svg:x="11.5cm" svg:y="9.896cm">
          <text:p text:style-name="P1"><text:span text:style-name="T1">A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5.126cm" svg:y1="4.196cm" svg:x2="7.3cm" svg:y2="4.196cm" draw:start-shape="id1" draw:start-glue-point="7" svg:d="M5126 4196h2174" svg:viewBox="0 0 2175 1">
          <text:p text:style-name="P1"><text:span text:style-name="T1">Y</text:span></text:p>
          <text:p text:style-name="P1"><text:span text:style-name="T1"/></text:p>
        </draw:connector>
        <draw:connector draw:style-name="gr2" draw:text-style-name="P3" draw:layer="layout" draw:type="line" svg:x1="10cm" svg:y1="4.196cm" svg:x2="11.5cm" svg:y2="4.196cm" draw:end-shape="id2" draw:end-glue-point="5" svg:d="M10000 4196h1500" svg:viewBox="0 0 1501 1">
          <text:p text:style-name="P1"><text:span text:style-name="T2">Y</text:span></text:p>
          <text:p text:style-name="P1"><text:span text:style-name="T2"/></text:p>
        </draw:connector>
        <draw:connector draw:style-name="gr2" draw:text-style-name="P2" draw:layer="layout" draw:type="line" svg:x1="14.2cm" svg:y1="7.696cm" svg:x2="15.3cm" svg:y2="7.696cm" draw:start-shape="id3" draw:start-glue-point="7" draw:end-shape="id4" draw:end-glue-point="5" svg:d="M14200 7696h1100" svg:viewBox="0 0 1101 1">
          <text:p text:style-name="P1"><text:span text:style-name="T1">Y</text:span></text:p>
          <text:p text:style-name="P1"><text:span text:style-name="T1"/></text:p>
        </draw:connector>
        <draw:connector draw:style-name="gr3" draw:text-style-name="P1" draw:layer="layout" draw:type="line" svg:x1="12.85cm" svg:y1="8.996cm" svg:x2="12.85cm" svg:y2="9.896cm" draw:start-shape="id3" draw:start-glue-point="6" draw:end-shape="id5" draw:end-glue-point="4" svg:d="M12850 8996v900" svg:viewBox="0 0 1 901">
          <text:p/>
        </draw:connector>
        <draw:connector draw:style-name="gr3" draw:text-style-name="P1" draw:layer="layout" draw:type="line" svg:x1="12.85cm" svg:y1="5.496cm" svg:x2="12.85cm" svg:y2="6.396cm" draw:start-shape="id2" draw:start-glue-point="6" draw:end-shape="id3" draw:end-glue-point="4" svg:d="M12850 5496v900" svg:viewBox="0 0 1 901">
          <text:p/>
        </draw:connector>
        <draw:custom-shape draw:style-name="gr1" draw:text-style-name="P2" xml:id="id9" draw:id="id9" draw:layer="layout" svg:width="2.7cm" svg:height="2.6cm" svg:x="7.401cm" svg:y="2.897cm">
          <text:p text:style-name="P1"><text:span text:style-name="T1">Packet</text:span></text:p>
          <text:p text:style-name="P1"><text:span text:style-name="T1">Ready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2.7cm" svg:height="2.6cm" svg:x="2.426cm" svg:y="6.396cm">
          <text:p text:style-name="P1"><text:span text:style-name="T1">Status</text:span></text:p>
          <text:p text:style-name="P1"><text:span text:style-name="T1">Received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" draw:id="id6" draw:layer="layout" svg:width="2.7cm" svg:height="2.6cm" svg:x="2.427cm" svg:y="2.897cm">
          <text:p text:style-name="P1"><text:span text:style-name="T1">Tx</text:span></text:p>
          <text:p text:style-name="P1"><text:span text:style-name="T1">Delivered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8" draw:id="id8" draw:layer="layout" svg:width="2.7cm" svg:height="2.6cm" svg:x="2.435cm" svg:y="9.796cm">
          <text:p text:style-name="P1"><text:span text:style-name="T1">Timeouts</text:span></text:p>
          <text:p text:style-name="P1"><text:span text:style-name="T1">exceeded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0" draw:id="id10" draw:layer="layout" svg:width="2.7cm" svg:height="2.6cm" svg:x="7.4cm" svg:y="13.596cm">
          <text:p text:style-name="P1"><text:span text:style-name="T1">Packet</text:span></text:p>
          <text:p text:style-name="P1"><text:span text:style-name="T1">Error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3.777cm" svg:y1="5.497cm" svg:x2="3.776cm" svg:y2="6.396cm" draw:start-shape="id6" draw:start-glue-point="6" draw:end-shape="id7" draw:end-glue-point="4" svg:d="M3777 5497l-1 899" svg:viewBox="0 0 2 900">
          <text:p/>
        </draw:connector>
        <draw:connector draw:style-name="gr3" draw:text-style-name="P1" draw:layer="layout" draw:type="line" svg:x1="3.776cm" svg:y1="8.996cm" svg:x2="3.785cm" svg:y2="9.796cm" draw:start-shape="id7" draw:start-glue-point="6" draw:end-shape="id8" draw:end-glue-point="4" svg:d="M3776 8996l9 800" svg:viewBox="0 0 10 801">
          <text:p/>
        </draw:connector>
        <draw:connector draw:style-name="gr3" draw:text-style-name="P1" draw:layer="layout" draw:type="line" svg:x1="8.751cm" svg:y1="5.497cm" svg:x2="8.75cm" svg:y2="13.596cm" draw:start-shape="id9" draw:start-glue-point="6" draw:end-shape="id10" draw:end-glue-point="4" svg:d="M8751 5497l-1 8099" svg:viewBox="0 0 2 8100">
          <text:p/>
        </draw:connector>
        <draw:custom-shape draw:style-name="gr4" draw:text-style-name="P1" xml:id="id11" draw:id="id11" draw:layer="layout" svg:width="1cm" svg:height="1cm" svg:x="3.276cm" svg:y="1.147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1" draw:layer="layout" draw:type="line" svg:x1="3.776cm" svg:y1="2.147cm" svg:x2="3.777cm" svg:y2="2.897cm" draw:start-shape="id11" draw:start-glue-point="6" draw:end-shape="id6" draw:end-glue-point="4" svg:d="M3776 2147l1 750" svg:viewBox="0 0 2 751">
          <text:p/>
        </draw:connector>
        <draw:connector draw:style-name="gr3" draw:text-style-name="P1" draw:layer="layout" draw:type="line" svg:x1="14.2cm" svg:y1="11.196cm" svg:x2="19.169cm" svg:y2="11.229cm" draw:start-shape="id5" draw:start-glue-point="7" svg:d="M14200 11196l4969 33" svg:viewBox="0 0 4970 34">
          <text:p/>
        </draw:connector>
        <draw:connector draw:style-name="gr3" draw:text-style-name="P1" draw:layer="layout" svg:x1="12.85cm" svg:y1="12.496cm" svg:x2="19.094cm" svg:y2="13.001cm" draw:start-shape="id5" draw:start-glue-point="6" svg:d="M12850 12496v504h6244v1" svg:viewBox="0 0 6245 506">
          <text:p/>
        </draw:connector>
        <draw:custom-shape draw:style-name="gr1" draw:text-style-name="P2" xml:id="id12" draw:id="id12" draw:layer="layout" svg:width="2.7cm" svg:height="2.6cm" svg:x="11.5cm" svg:y="13.596cm">
          <text:p text:style-name="P1"><text:span text:style-name="T1">&gt;3</text:span></text:p>
          <text:p text:style-name="P1"><text:span text:style-name="T1">retri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10.1cm" svg:y1="14.896cm" svg:x2="11.5cm" svg:y2="14.896cm" draw:start-shape="id10" draw:start-glue-point="7" draw:end-shape="id12" draw:end-glue-point="5" svg:d="M10100 14896h1400" svg:viewBox="0 0 1401 1">
          <text:p/>
        </draw:connector>
        <draw:connector draw:style-name="gr3" draw:text-style-name="P1" draw:layer="layout" draw:type="line" svg:x1="14.2cm" svg:y1="14.896cm" svg:x2="19.094cm" svg:y2="14.923cm" draw:start-shape="id12" draw:start-glue-point="7" svg:d="M14200 14896l4894 27" svg:viewBox="0 0 4895 28">
          <text:p/>
        </draw:connector>
        <draw:connector draw:style-name="gr3" draw:text-style-name="P1" xml:id="id14" draw:id="id14" draw:layer="layout" draw:type="line" svg:x1="8.75cm" svg:y1="16.196cm" svg:x2="8.75cm" svg:y2="18.696cm" draw:start-shape="id10" draw:start-glue-point="6" draw:end-shape="id13" draw:end-glue-point="4" svg:d="M8750 16196v2500" svg:viewBox="0 0 1 2501">
          <text:p/>
        </draw:connector>
        <draw:connector draw:style-name="gr3" draw:text-style-name="P1" draw:layer="layout" draw:line-skew="-0.451cm" svg:x1="5.126cm" svg:y1="7.696cm" svg:x2="8.75cm" svg:y2="17.446cm" draw:start-shape="id7" draw:start-glue-point="7" draw:end-shape="id14" draw:end-glue-point="0" svg:d="M5126 7696h1287v9750h2337" svg:viewBox="0 0 3625 9751">
          <text:p/>
        </draw:connector>
        <draw:connector draw:style-name="gr3" draw:text-style-name="P1" draw:layer="layout" draw:type="line" svg:x1="5.135cm" svg:y1="11.096cm" svg:x2="6.472cm" svg:y2="11.112cm" draw:start-shape="id8" draw:start-glue-point="7" svg:d="M5135 11096l1337 16" svg:viewBox="0 0 1338 17">
          <text:p/>
        </draw:connector>
        <draw:connector draw:style-name="gr3" draw:text-style-name="P1" draw:layer="layout" svg:x1="3.785cm" svg:y1="12.396cm" svg:x2="6.472cm" svg:y2="12.985cm" draw:start-shape="id8" draw:start-glue-point="6" svg:d="M3785 12396v546h2687v43" svg:viewBox="0 0 2688 590">
          <text:p/>
        </draw:connector>
        <draw:custom-shape draw:style-name="gr1" draw:text-style-name="P2" xml:id="id17" draw:id="id17" draw:layer="layout" svg:width="2.6cm" svg:height="1.8cm" svg:x="11.6cm" svg:y="22.696cm">
          <text:p text:style-name="P1"><text:span text:style-name="T1">Execute</text:span></text:p>
          <text:p text:style-name="P1"><text:span text:style-name="T1">Comman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2.7cm" svg:height="2.6cm" svg:x="7.4cm" svg:y="18.696cm">
          <text:p text:style-name="P1"><text:span text:style-name="T1">Packet</text:span></text:p>
          <text:p text:style-name="P1"><text:span text:style-name="T1">Ready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15" draw:id="id15" draw:layer="layout" svg:width="1cm" svg:height="1cm" svg:x="8.3cm" svg:y="27.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1" draw:layer="layout" draw:type="line" svg:x1="8.75cm" svg:y1="21.296cm" svg:x2="8.8cm" svg:y2="27.5cm" draw:start-shape="id13" draw:start-glue-point="6" draw:end-shape="id15" draw:end-glue-point="4" svg:d="M8750 21296l50 6204" svg:viewBox="0 0 51 6205">
          <text:p/>
        </draw:connector>
        <draw:frame draw:style-name="gr5" draw:text-style-name="P4" draw:layer="layout" svg:width="0.756cm" svg:height="0.649cm" svg:x="3.026cm" svg:y="8.896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2.87cm" svg:y="5.396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3.07cm" svg:y="12.247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7.944cm" svg:y="16.047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8cm" svg:y="5.447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14.344cm" svg:y="3.596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12.044cm" svg:y="8.796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12.2cm" svg:y="12.347cm">
          <draw:text-box>
            <text:p><text:span text:style-name="T1">N</text:span></text:p>
          </draw:text-box>
        </draw:frame>
        <draw:connector draw:style-name="gr3" draw:text-style-name="P1" draw:layer="layout" svg:x1="12.85cm" svg:y1="16.196cm" svg:x2="19.094cm" svg:y2="16.695cm" draw:start-shape="id12" draw:start-glue-point="6" svg:d="M12850 16196v502h6244v-3" svg:viewBox="0 0 6245 503">
          <text:p/>
        </draw:connector>
        <draw:frame draw:style-name="gr5" draw:text-style-name="P4" draw:layer="layout" svg:width="0.756cm" svg:height="0.649cm" svg:x="12.2cm" svg:y="16.047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8.1cm" svg:y="21.3cm">
          <draw:text-box>
            <text:p><text:span text:style-name="T1">N</text:span></text:p>
          </draw:text-box>
        </draw:frame>
        <draw:frame draw:style-name="gr5" draw:text-style-name="P4" draw:layer="layout" svg:width="0.756cm" svg:height="0.649cm" svg:x="14.5cm" svg:y="19.3cm">
          <draw:text-box>
            <text:p><text:span text:style-name="T1">N</text:span></text:p>
          </draw:text-box>
        </draw:frame>
        <draw:frame draw:style-name="gr5" draw:text-style-name="P4" draw:layer="layout" svg:width="0.735cm" svg:height="0.649cm" svg:x="14.1cm" svg:y="10.596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10.265cm" svg:y="19.3cm">
          <draw:text-box>
            <text:p><text:span text:style-name="T1">Y</text:span></text:p>
          </draw:text-box>
        </draw:frame>
        <draw:frame draw:style-name="gr6" draw:text-style-name="P4" draw:layer="layout" svg:width="0.735cm" svg:height="0.649cm" svg:x="12.265cm" svg:y="21.3cm">
          <draw:text-box>
            <text:p><text:span text:style-name="T1">Y</text:span></text:p>
          </draw:text-box>
        </draw:frame>
        <draw:frame draw:style-name="gr7" draw:text-style-name="P4" draw:layer="layout" svg:width="0.735cm" svg:height="0.698cm" svg:x="14.165cm" svg:y="14.296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10cm" svg:y="14.347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4.926cm" svg:y="10.547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5.091cm" svg:y="7.096cm">
          <draw:text-box>
            <text:p><text:span text:style-name="T1">Y</text:span></text:p>
          </draw:text-box>
        </draw:frame>
        <draw:frame draw:style-name="gr5" draw:text-style-name="P4" draw:layer="layout" svg:width="0.735cm" svg:height="0.649cm" svg:x="12.2cm" svg:y="5.347cm">
          <draw:text-box>
            <text:p><text:span text:style-name="T1">Y</text:span></text:p>
          </draw:text-box>
        </draw:frame>
        <draw:connector draw:style-name="gr3" draw:text-style-name="P1" draw:layer="layout" draw:line-skew="4.298cm" svg:x1="14.2cm" svg:y1="4.196cm" svg:x2="8.75cm" svg:y2="17.446cm" draw:start-shape="id2" draw:start-glue-point="7" draw:end-shape="id14" draw:end-glue-point="0" svg:d="M14200 4196h4800v13250h-10250" svg:viewBox="0 0 10251 13251">
          <text:p/>
        </draw:connector>
        <draw:connector draw:style-name="gr3" draw:text-style-name="P1" draw:layer="layout" svg:x1="16.65cm" svg:y1="8.996cm" svg:x2="19.094cm" svg:y2="9.531cm" draw:start-shape="id4" draw:start-glue-point="6" svg:d="M16650 8996v519h2444v16" svg:viewBox="0 0 2445 536">
          <text:p/>
        </draw:connector>
        <draw:connector draw:style-name="gr3" draw:text-style-name="P1" draw:layer="layout" draw:type="line" svg:x1="18cm" svg:y1="7.696cm" svg:x2="19.094cm" svg:y2="7.709cm" draw:start-shape="id4" draw:start-glue-point="7" svg:d="M18000 7696l1094 13" svg:viewBox="0 0 1095 14">
          <text:p/>
        </draw:connector>
        <draw:frame draw:style-name="gr5" draw:text-style-name="P4" draw:layer="layout" svg:width="1.713cm" svg:height="0.649cm" svg:x="17.087cm" svg:y="8.696cm">
          <draw:text-box>
            <text:p><text:span text:style-name="T1">Resend</text:span></text:p>
          </draw:text-box>
        </draw:frame>
        <draw:frame draw:style-name="gr8" draw:text-style-name="P4" draw:layer="layout" svg:width="2.145cm" svg:height="1.047cm" svg:x="5.5cm" svg:y="6.098cm">
          <draw:text-box>
            <text:p><text:span text:style-name="T1">Base error</text:span></text:p>
            <text:p><text:span text:style-name="T1">detected</text:span></text:p>
          </draw:text-box>
        </draw:frame>
        <draw:frame draw:style-name="gr5" draw:text-style-name="P4" draw:layer="layout" svg:width="2.001cm" svg:height="1.047cm" svg:x="4.125cm" svg:y="9.496cm">
          <draw:text-box>
            <text:p><text:span text:style-name="T1">Abandon</text:span></text:p>
            <text:p><text:span text:style-name="T1">Complete</text:span></text:p>
          </draw:text-box>
        </draw:frame>
        <draw:frame draw:style-name="gr5" draw:text-style-name="P4" draw:layer="layout" svg:width="2.001cm" svg:height="1.047cm" svg:x="15.299cm" svg:y="10.149cm">
          <draw:text-box>
            <text:p><text:span text:style-name="T1">Success</text:span></text:p>
            <text:p><text:span text:style-name="T1">Complete</text:span></text:p>
          </draw:text-box>
        </draw:frame>
        <draw:frame draw:style-name="gr5" draw:text-style-name="P4" draw:layer="layout" svg:width="2.039cm" svg:height="0.649cm" svg:x="12.961cm" svg:y="5.396cm">
          <draw:text-box>
            <text:p><text:span text:style-name="T1">ACK/NAK</text:span></text:p>
          </draw:text-box>
        </draw:frame>
        <draw:frame draw:style-name="gr5" draw:text-style-name="P4" draw:layer="layout" svg:width="2.001cm" svg:height="1.047cm" svg:x="17.2cm" svg:y="6.249cm">
          <draw:text-box>
            <text:p><text:span text:style-name="T1">Abandon</text:span></text:p>
            <text:p><text:span text:style-name="T1">Complete</text:span></text:p>
          </draw:text-box>
        </draw:frame>
        <draw:frame draw:style-name="gr5" draw:text-style-name="P4" draw:layer="layout" svg:width="2.001cm" svg:height="1.047cm" svg:x="15.3cm" svg:y="13.796cm">
          <draw:text-box>
            <text:p><text:span text:style-name="T1">Abandon</text:span></text:p>
            <text:p><text:span text:style-name="T1">Complete</text:span></text:p>
          </draw:text-box>
        </draw:frame>
        <draw:frame draw:style-name="gr5" draw:text-style-name="P4" draw:layer="layout" svg:width="1.713cm" svg:height="0.649cm" svg:x="15.3cm" svg:y="15.996cm">
          <draw:text-box>
            <text:p><text:span text:style-name="T1">Resend</text:span></text:p>
          </draw:text-box>
        </draw:frame>
        <draw:frame draw:style-name="gr9" draw:text-style-name="P4" draw:layer="layout" svg:width="0.756cm" svg:height="0.649cm" svg:x="15.9cm" svg:y="8.947cm">
          <draw:text-box>
            <text:p><text:span text:style-name="T1">N</text:span></text:p>
          </draw:text-box>
        </draw:frame>
        <draw:frame draw:style-name="gr5" draw:text-style-name="P4" draw:layer="layout" svg:width="0.735cm" svg:height="0.649cm" svg:x="17.8cm" svg:y="7.147cm">
          <draw:text-box>
            <text:p><text:span text:style-name="T1">Y</text:span></text:p>
          </draw:text-box>
        </draw:frame>
        <draw:frame draw:style-name="gr5" draw:text-style-name="P4" draw:layer="layout" svg:width="3.812cm" svg:height="1.047cm" svg:x="14.4cm" svg:y="11.896cm">
          <draw:text-box>
            <text:p><text:span text:style-name="T1">Might be an</text:span></text:p>
            <text:p><text:span text:style-name="T1">application command</text:span></text:p>
          </draw:text-box>
        </draw:frame>
        <draw:frame draw:style-name="gr5" draw:text-style-name="P4" draw:layer="layout" svg:width="1.497cm" svg:height="0.649cm" svg:x="15.4cm" svg:y="3.547cm">
          <draw:text-box>
            <text:p><text:span text:style-name="T1">Ignore</text:span></text:p>
          </draw:text-box>
        </draw:frame>
        <draw:frame draw:style-name="gr10" draw:text-style-name="P4" draw:layer="layout" svg:width="2.331cm" svg:height="1.445cm" svg:x="13.169cm" svg:y="21.1cm">
          <draw:text-box>
            <text:p><text:span text:style-name="T1">Might be an</text:span></text:p>
            <text:p><text:span text:style-name="T1">Application</text:span></text:p>
            <text:p><text:span text:style-name="T1">command</text:span></text:p>
          </draw:text-box>
        </draw:frame>
        <draw:custom-shape draw:style-name="gr1" draw:text-style-name="P2" xml:id="id16" draw:id="id16" draw:layer="layout" svg:width="2.7cm" svg:height="2.6cm" svg:x="11.5cm" svg:y="18.7cm">
          <text:p text:style-name="P1"><text:span text:style-name="T1">Data</text:span></text:p>
          <text:p text:style-name="P1"><text:span text:style-name="T1">Packet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10.1cm" svg:y1="19.996cm" svg:x2="11.5cm" svg:y2="20cm" draw:start-shape="id13" draw:start-glue-point="7" draw:end-shape="id16" draw:end-glue-point="5" svg:d="M10100 19996l1400 4" svg:viewBox="0 0 1401 5">
          <text:p/>
        </draw:connector>
        <draw:connector draw:style-name="gr3" draw:text-style-name="P1" draw:layer="layout" draw:type="line" svg:x1="12.85cm" svg:y1="21.3cm" svg:x2="12.9cm" svg:y2="22.696cm" draw:start-shape="id16" draw:start-glue-point="6" draw:end-shape="id17" draw:end-glue-point="4" svg:d="M12850 21300l50 1396" svg:viewBox="0 0 51 1397">
          <text:p/>
        </draw:connector>
        <draw:connector draw:style-name="gr3" draw:text-style-name="P1" draw:layer="layout" draw:line-skew="1.098cm" svg:x1="14.2cm" svg:y1="20cm" svg:x2="8.813cm" svg:y2="26.682cm" draw:start-shape="id16" draw:start-glue-point="7" svg:d="M14200 20000h1600v6682h-6987" svg:viewBox="0 0 6988 6683">
          <text:p/>
        </draw:connector>
        <draw:connector draw:style-name="gr3" draw:text-style-name="P1" draw:layer="layout" draw:type="line" svg:x1="12.9cm" svg:y1="24.496cm" svg:x2="12.931cm" svg:y2="26.757cm" draw:start-shape="id17" draw:start-glue-point="6" svg:d="M12900 24496l31 2261" svg:viewBox="0 0 32 22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5:12:44.691637673</meta:creation-date>
    <meta:generator>LibreOffice/4.2.8.2$Linux_X86_64 LibreOffice_project/420m0$Build-2</meta:generator>
    <dc:date>2016-04-27T09:53:50.803680051</dc:date>
    <meta:editing-duration>PT53M22S</meta:editing-duration>
    <meta:editing-cycles>15</meta:editing-cycles>
    <meta:document-statistic meta:object-count="74"/>
  </office:meta>
</office:document-meta>
</file>